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(t)</text:span></text:p>
          </draw:text-box>
        </draw:frame>
        <draw:frame draw:style-name="gr1" draw:text-style-name="P1" draw:layer="layout" svg:width="1cm" svg:height="1.65cm" svg:x="15.2cm" svg:y="4.5cm">
          <draw:text-box>
            <text:p><text:span text:style-name="T1">t</text:span></text:p>
          </draw:text-box>
        </draw:frame>
        <draw:frame draw:style-name="gr2" draw:text-style-name="P2" draw:layer="layout" svg:width="14.491cm" svg:height="8.191cm" svg:x="0.709cm" svg:y="1.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06-06T14:56:41.377931803</dc:date>
    <meta:editing-duration>PT2M25S</meta:editing-duration>
    <meta:editing-cycles>14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2" chart:maximum="2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4.492cm" svg:height="8.192cm" xlink:href="." xlink:type="simple" chart:class="chart:scatter" chart:style-name="ch1">
        <chart:plot-area chart:style-name="ch2" chart:data-source-has-labels="both" svg:x="0.289cm" svg:y="0.163cm" svg:width="13.914cm" svg:height="7.866cm">
          <chartooo:coordinate-region svg:x="1.122cm" svg:y="0.363cm" svg:width="12.987cm" svg:height="7.467cm"/>
          <chart:axis chart:dimension="x" chart:name="primary-x" chart:style-name="ch3" chartooo:axis-type="auto">
            <chart:categories table:cell-range-address="local-table.$A$2:.$A$1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02" chart:label-cell-address="local-table.$C$1" chart:class="chart:scatter">
            <chart:domain table:cell-range-address="local-table.$B$2:.$B$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-0.618033988749895">
                <text:p>-0.618033988749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0.125581039058626">
                <text:p>0.1255810390586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0.618033988749896">
                <text:p>0.61803398874989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374762629171448">
                <text:p>0.3747626291714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374762629171446">
                <text:p>-0.3747626291714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0.618033988749894">
                <text:p>-0.6180339887498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0.851558583130147">
                <text:p>-0.8515585831301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1.61803398874989">
                <text:p>-1.618033988749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0.851558583130148">
                <text:p>-0.8515585831301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0.618033988749896">
                <text:p>-0.61803398874989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0.374762629171448">
                <text:p>-0.37476262917144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0.125581039058627">
                <text:p>-0.125581039058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0.125581039058625">
                <text:p>0.1255810390586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0.37476262917145">
                <text:p>0.374762629171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0.618033988749894">
                <text:p>0.61803398874989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0.851558583130146">
                <text:p>0.8515585831301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1.61803398874989">
                <text:p>1.61803398874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1.98422940262896">
                <text:p>1.984229402628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1.93716632225726">
                <text:p>1.9371663222572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8595529717765">
                <text:p>1.85955297177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75261336008773">
                <text:p>1.75261336008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6180339887499">
                <text:p>1.61803398874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45793725484282">
                <text:p>1.457937254842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27484797949738">
                <text:p>1.27484797949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07165358995799">
                <text:p>1.0716535899579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0.851558583130145">
                <text:p>0.85155858313014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0.618033988749893">
                <text:p>0.6180339887498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374762629171452">
                <text:p>0.3747626291714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125581039058627">
                <text:p>0.125581039058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125581039058625">
                <text:p>-0.1255810390586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374762629171449">
                <text:p>-0.3747626291714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0.61803398874989">
                <text:p>-0.618033988749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0.851558583130146">
                <text:p>-0.85155858313014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07165358995799">
                <text:p>-1.0716535899579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27484797949738">
                <text:p>-1.27484797949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45793725484282">
                <text:p>-1.4579372548428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6180339887499">
                <text:p>-1.618033988749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75261336008773">
                <text:p>-1.752613360087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8595529717765">
                <text:p>-1.85955297177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1.93716632225726">
                <text:p>-1.937166322257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1.98422940262896">
                <text:p>-1.9842294026289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2">
                <text:p>-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